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061c" officeooo:paragraph-rsid="0001061c"/>
    </style:style>
    <style:style style:name="P2" style:family="paragraph" style:parent-style-name="Standard">
      <style:text-properties fo:language="fr" fo:country="FR" officeooo:rsid="0001ec71" officeooo:paragraph-rsid="0001ec71"/>
    </style:style>
    <style:style style:name="P3" style:family="paragraph" style:parent-style-name="Standard">
      <style:text-properties fo:language="fr" fo:country="FR" officeooo:rsid="0001ec71" officeooo:paragraph-rsid="00024f0a"/>
    </style:style>
    <style:style style:name="P4" style:family="paragraph" style:parent-style-name="Standard">
      <style:text-properties fo:language="fr" fo:country="FR" officeooo:rsid="0005e835" officeooo:paragraph-rsid="0005e835"/>
    </style:style>
    <style:style style:name="P5" style:family="paragraph" style:parent-style-name="Standard">
      <style:text-properties fo:language="fr" fo:country="FR" officeooo:rsid="000619b1" officeooo:paragraph-rsid="000619b1"/>
    </style:style>
    <style:style style:name="P6" style:family="paragraph" style:parent-style-name="Standard">
      <style:text-properties fo:language="fr" fo:country="FR" officeooo:rsid="000d1abc" officeooo:paragraph-rsid="000d1abc"/>
    </style:style>
    <style:style style:name="P7" style:family="paragraph" style:parent-style-name="Standard">
      <style:text-properties fo:language="fr" fo:country="FR" officeooo:rsid="000d91c7" officeooo:paragraph-rsid="000d91c7"/>
    </style:style>
    <style:style style:name="P8" style:family="paragraph" style:parent-style-name="Standard">
      <style:text-properties fo:language="fr" fo:country="FR" officeooo:rsid="000f12cc" officeooo:paragraph-rsid="000f12cc"/>
    </style:style>
    <style:style style:name="P9" style:family="paragraph" style:parent-style-name="Text_20_body">
      <style:text-properties fo:language="fr" fo:country="FR" officeooo:rsid="000f39eb" officeooo:paragraph-rsid="000f39eb"/>
    </style:style>
    <style:style style:name="P10" style:family="paragraph" style:parent-style-name="Text_20_body" style:list-style-name="L1">
      <style:text-properties fo:language="fr" fo:country="FR" officeooo:rsid="000f39eb" officeooo:paragraph-rsid="000f39eb"/>
    </style:style>
    <style:style style:name="P11" style:family="paragraph" style:parent-style-name="Text_20_body">
      <style:text-properties fo:language="fr" fo:country="FR" officeooo:rsid="001024e9" officeooo:paragraph-rsid="001024e9"/>
    </style:style>
    <style:style style:name="P12" style:family="paragraph" style:parent-style-name="Text_20_body">
      <style:text-properties fo:language="fr" fo:country="FR" officeooo:rsid="00136468" officeooo:paragraph-rsid="00136468"/>
    </style:style>
    <style:style style:name="P13" style:family="paragraph" style:parent-style-name="Text_20_body">
      <style:text-properties fo:language="fr" fo:country="FR" officeooo:rsid="0015275a" officeooo:paragraph-rsid="0015275a"/>
    </style:style>
    <style:style style:name="P14" style:family="paragraph" style:parent-style-name="Text_20_body">
      <style:text-properties fo:language="fr" fo:country="FR" officeooo:rsid="00168044" officeooo:paragraph-rsid="00168044"/>
    </style:style>
    <style:style style:name="P15" style:family="paragraph" style:parent-style-name="Text_20_body">
      <style:text-properties fo:language="fr" fo:country="FR" officeooo:rsid="0016a55d" officeooo:paragraph-rsid="0016a55d"/>
    </style:style>
    <style:style style:name="P16" style:family="paragraph" style:parent-style-name="Text_20_body">
      <style:text-properties fo:language="fr" fo:country="FR" officeooo:rsid="00174ced" officeooo:paragraph-rsid="00174ced"/>
    </style:style>
    <style:style style:name="P17" style:family="paragraph" style:parent-style-name="Text_20_body">
      <style:text-properties fo:language="fr" fo:country="FR" officeooo:rsid="00179362" officeooo:paragraph-rsid="00179362"/>
    </style:style>
    <style:style style:name="P18" style:family="paragraph" style:parent-style-name="Heading_20_3">
      <style:text-properties fo:language="fr" fo:country="FR"/>
    </style:style>
    <style:style style:name="P19" style:family="paragraph" style:parent-style-name="Heading_20_3">
      <style:text-properties fo:language="fr" fo:country="FR" officeooo:rsid="00174ced" officeooo:paragraph-rsid="00174ced"/>
    </style:style>
    <style:style style:name="T1" style:family="text">
      <style:text-properties officeooo:rsid="00024f0a"/>
    </style:style>
    <style:style style:name="T2" style:family="text">
      <style:text-properties officeooo:rsid="0007f725"/>
    </style:style>
    <style:style style:name="T3" style:family="text">
      <style:text-properties officeooo:rsid="00086a2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039c6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6a55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Ex 1</text:h>
      <text:p text:style-name="P1">1) capacité : nb d’éléments pour lequel la place est réservée.</text:p>
      <text:p text:style-name="P1">taille : nb d’éléments actuellement stockés.</text:p>
      <text:p text:style-name="P1"/>
      <text:p text:style-name="P2">2) capacité = 0, taille = 0 ; sizeof(vector&lt;A&gt;)= pointeur+size_t</text:p>
      <text:p text:style-name="P2"/>
      <text:p text:style-name="P2">3) Créé un vecteur de taille = capacité = 100 dont chaque élément est intitulé avec la construction par défaut. Pour les bits → 0. A{}</text:p>
      <text:p text:style-name="P2"/>
      <text:p text:style-name="P3">4)</text:p>
      <text:p text:style-name="P3"><text:span text:style-name="T1"><text:tab/>a)</text:span></text:p>
      <text:p text:style-name="P3"><text:span text:style-name="T1"><text:tab/>for(size_t i=0 ; i!=v.svg() ; i++)<text:tab/>v[i]=0 ;</text:span></text:p>
      <text:p text:style-name="P3"><text:tab/><text:span text:style-name="T1">b)</text:span></text:p>
      <text:p text:style-name="P3"><text:tab/><text:span text:style-name="T1">for(auto x=v.begin() ; x!=v.end() ; x++)<text:tab/>*x=0 ;</text:span></text:p>
      <text:p text:style-name="P3"><text:tab/><text:span text:style-name="T1">c)</text:span></text:p>
      <text:p text:style-name="P3"><text:tab/><text:span text:style-name="T1">for(A&amp;x:v)<text:tab/>x=0 ;</text:span></text:p>
      <text:p text:style-name="P4">5)</text:p>
      <text:p text:style-name="P4">v.push_back(-) : par assignation copie/déplacement.</text:p>
      <text:p text:style-name="P4">v.emplace_back(-) : par constructeur copie/déplacement.</text:p>
      <text:p text:style-name="P4"/>
      <text:p text:style-name="P5">class A{</text:p>
      <text:p text:style-name="P5"><text:tab/>A(int x, int y)</text:p>
      <text:p text:style-name="P5">} ;</text:p>
      <text:p text:style-name="P5"/>
      <text:p text:style-name="P5">On attend un élément de type A : v.push_back(A(4,3)) ← par déplacement</text:p>
      <text:p text:style-name="P5"/>
      <text:p text:style-name="P5">A(5,5)</text:p>
      <text:p text:style-name="P5">v.push_back(a)<text:tab/>← par copie</text:p>
      <text:p text:style-name="P5"/>
      <text:p text:style-name="P5">v.emplace_back(4,3) ; → C(int,int)</text:p>
      <text:p text:style-name="P5">v.emplace_back(4,32f,’c’) ;</text:p>
      <text:p text:style-name="P5"/>
      <text:p text:style-name="P5">6)</text:p>
      <text:p text:style-name="P5"><text:tab/>a)</text:p>
      <text:p text:style-name="P5"><text:tab/>construction copie + réallocation régulière du tableau → NON</text:p>
      <text:p text:style-name="P5"><text:tab/>b)</text:p>
      <text:p text:style-name="P5"><text:tab/>construction par défaut + assignation par copie. →<text:span text:style-name="T2"> Un peu mieux</text:span></text:p>
      <text:p text:style-name="P5"><text:tab/><text:span text:style-name="T3">c)</text:span></text:p>
      <text:p text:style-name="P5"><text:tab/><text:span text:style-name="T3">préallocation du tableau (reserve) change la capacité puis construction en place. → OUI</text:span></text:p>
      <text:p text:style-name="P6">L’approche C est en générale plus rapide.</text:p>
      <text:p text:style-name="P7"/>
      <text:p text:style-name="P7">7) à la fin, contient dans une zone déjà allouée (+réallocation + copie si )</text:p>
      <text:p text:style-name="P7">on modifie v, tous les éléments suivant le point à tester sont décalés.</text:p>
      <text:p text:style-name="P7"/>
      <text:p text:style-name="P7">8) std::sort(v.begin(),v.end()) ;</text:p>
      <text:p text:style-name="P7">int w[5] = {4,3,2,7,5}</text:p>
      <text:p text:style-name="P7">sdt::sort(w,w+5) ;</text:p>
      <text:p text:style-name="P7"/>
      <text:p text:style-name="P7"><text:soft-page-break/>9) vector&lt;int&gt; u = {1,3,4,8,7} ;</text:p>
      <text:p text:style-name="P7">vector&lt;int*&gt; v ;</text:p>
      <text:p text:style-name="P7">v.resize(u.size()) ;</text:p>
      <text:p text:style-name="P7">transform(u.begin(),u.end(),v.begin(),[](int &amp;){return &amp;;}</text:p>
      <text:p text:style-name="P7">sort(v.begin(),v.end()) ,[](int* x, int* y){return <text:span text:style-name="T4">*x &lt; *y ;</text:span></text:p>
      <text:p text:style-name="P8"><text:span text:style-name="T4">fn(const int* &amp;x ; v) cout&lt;&lt;*x &lt;&lt; ‘ ’ &lt;&lt;*y ;</text:span></text:p>
      <text:p text:style-name="P8"><text:span text:style-name="T4"/></text:p>
      <text:p text:style-name="P8"><text:span text:style-name="T4"/></text:p>
      <text:h text:style-name="P18" text:outline-level="3">Ex 2 </text:h>
      <text:p text:style-name="P9">1) En deux étapes :</text:p>
      <text:list xml:id="list3000140483" text:style-name="L1">
        <text:list-item>
          <text:p text:style-name="P10">redimensionner le vecteur d’accueil<text:tab/>: u.reserve(u.size()+v.size()) ;</text:p>
        </text:list-item>
        <text:list-item>
          <text:p text:style-name="P10">ajouter les éléments à la fin : for(auto &amp;* : v) u.push_back(x) ; </text:p>
          <text:p text:style-name="P10">OU <text:s/></text:p>
          <text:p text:style-name="P10">fn(auto i=v.begin() ; i!=v.end();i++) u.push_back(*i) ;</text:p>
          <text:p text:style-name="P10"/>
        </text:list-item>
      </text:list>
      <text:p text:style-name="P11">2) Il faut ajouter un move :</text:p>
      <text:p text:style-name="P11"><text:tab/>for(auto i=v.begin() ; i!=v.end ; i++)<text:tab/><text:tab/>u.push_pack(move(*i)) ;</text:p>
      <text:p text:style-name="P11"><text:tab/><text:span text:style-name="T5">v.clear();← important car éléments déplacés (contenu inconnu)</text:span></text:p>
      <text:p text:style-name="P11"/>
      <text:p text:style-name="P12">3) par défaut, copy/move de la STL me permet de déplacer que dans des valeurs déjà construites (<text:span text:style-name="T6">assignation</text:span><text:span text:style-name="T7"> par copie)</text:span></text:p>
      <text:p text:style-name="P12"><text:span text:style-name="T7">u.resize(v.size()) ;</text:span></text:p>
      <text:p text:style-name="P12"><text:span text:style-name="T7">copy(v.begin(),v.end(),u.begin()) ;</text:span></text:p>
      <text:p text:style-name="P12"><text:span text:style-name="T7"/></text:p>
      <text:p text:style-name="P13"><text:span text:style-name="T7">4)</text:span></text:p>
      <text:p text:style-name="P13"><text:span text:style-name="T7"/></text:p>
      <text:p text:style-name="P13"><text:span text:style-name="T7">5) copy(make.move.iterator(v.begin())</text:span></text:p>
      <text:p text:style-name="P13"><text:span text:style-name="T7"><text:s text:c="4"/>------------------------------(v.end())</text:span></text:p>
      <text:p text:style-name="P13"><text:span text:style-name="T7">back-insert(u) ;</text:span></text:p>
      <text:p text:style-name="P13"><text:span text:style-name="T7"/></text:p>
      <text:p text:style-name="P14"><text:span text:style-name="T7">6) for(auto i=v.begin();i!=v.end();i++) cout&lt;&lt;*i&lt;&lt; ‘,’ ;</text:span></text:p>
      <text:p text:style-name="P14"><text:span text:style-name="T7">*</text:span><text:span text:style-name="T8">i suppose la surcharge de &lt;&lt;pour le type stocké dans le conteneur.</text:span></text:p>
      <text:p text:style-name="P15"><text:soft-page-break/><text:span text:style-name="T7">7) copy(u.begin(),u.end(), ostream_iterator&lt;A&gt;(cout,’’,’’) ;</text:span></text:p>
      <text:p text:style-name="P15"><text:span text:style-name="T7">8)</text:span></text:p>
      <text:p text:style-name="P15"><text:span text:style-name="T7"/></text:p>
      <text:h text:style-name="P19" text:outline-level="3">Ex 3</text:h>
      <text:p text:style-name="P16">1)</text:p>
      <text:p text:style-name="P16">2) Transformer en majuscule </text:p>
      <text:p text:style-name="P16"><text:tab/>a) transform(str.begin(),str.end(),::toupper);</text:p>
      <text:p text:style-name="P16"><text:tab/>b)for(auto &amp;u : str) x = toupprt(u);</text:p>
      <text:p text:style-name="P16">3) Supprimer espaces : </text:p>
      <text:p text:style-name="P16">remove(str.begin(),next(str.end()),’ ‘) ;</text:p>
      <text:p text:style-name="P17">str.erase(remove(str.begin(),next(str.end()),’ ‘), str.end()) ;</text:p>
      <text:p text:style-name="P17"/>
      <text:p text:style-name="P17">4) Calcul nb itérences de chaque caractère</text:p>
      <text:p text:style-name="P17">map&lt;char, int&gt; list ;</text:p>
      <text:p text:style-name="P17">for(auto &amp;* i : str) ++list[x]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14T09:41:41.184000000</dc:date>
    <meta:editing-duration>PT1H2M49S</meta:editing-duration>
    <meta:editing-cycles>22</meta:editing-cycles>
    <meta:document-statistic meta:table-count="0" meta:image-count="0" meta:object-count="0" meta:page-count="3" meta:paragraph-count="73" meta:word-count="392" meta:character-count="2612" meta:non-whitespace-character-count="2268"/>
  </office:meta>
</office:document-meta>
</file>